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1.8862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72f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41"/>
        <table:table-column table:style-name="co5" table:default-cell-style-name="ce41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5"/>
          <table:covered-table-cell table:number-columns-repeated="2" table:style-name="ce16"/>
          <table:covered-table-cell table:number-columns-repeated="7" table:style-name="ce35"/>
          <table:table-cell table:style-name="ce31" table:number-columns-repeated="19"/>
          <table:table-cell table:style-name="ce35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5" office:value-type="string" calcext:value-type="string">
            <text:p>A tester</text:p>
          </table:table-cell>
          <table:table-cell table:style-name="ce55" office:value-type="string" calcext:value-type="string">
            <text:p>Leaks ?</text:p>
          </table:table-cell>
          <table:table-cell table:style-name="ce55" office:value-type="string" calcext:value-type="string">
            <text:p>Fonctionne</text:p>
          </table:table-cell>
          <table:table-cell table:style-name="ce55" office:value-type="string" calcext:value-type="string" table:number-columns-spanned="1" table:number-rows-spanned="2">
            <text:p>Comportement decide</text:p>
          </table:table-cell>
          <table:table-cell table:style-name="ce55" office:value-type="string" calcext:value-type="string" table:number-columns-spanned="1" table:number-rows-spanned="2">
            <text:p>Comportement attendu</text:p>
          </table:table-cell>
          <table:table-cell table:style-name="ce55" office:value-type="string" calcext:value-type="string" table:number-columns-spanned="1" table:number-rows-spanned="2">
            <text:p>Sortie d'exit (echo $?)</text:p>
          </table:table-cell>
          <table:table-cell table:style-name="ce55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1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33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33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33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33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 MAUVAIS echo doit avoir type 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3" office:value-type="string" calcext:value-type="string">
            <text:p>$ en type 5 au lieu de 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25" office:value-type="string" calcext:value-type="string" table:number-columns-spanned="1" table:number-rows-spanned="3">
            <text:p>A TESTER POUR VOIR COMMENT GERER DANS 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'HOME</text:p>
          </table:table-cell>
          <table:table-cell table:style-name="ce4"/>
          <table:table-cell table:style-name="ce19"/>
          <table:covered-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"HOME</text:p>
          </table:table-cell>
          <table:table-cell table:style-name="ce4"/>
          <table:table-cell table:style-name="ce19"/>
          <table:covered-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7" office:value-type="string" calcext:value-type="string">
            <text:p>ATTENTION AU TYPE 5 POUR HOLA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7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33" office:value-type="string" calcext:value-type="string">
            <text:p>$&gt; $?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?$?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?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33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33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33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33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33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33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33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33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33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33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33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33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33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rance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33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06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33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“ ‘ $USER’”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 PARSING + TYPE</text:p>
          </table:table-cell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 TYP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 TYP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a cat &lt;b &lt;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7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7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a</text:p>
            <text:p>$&gt; cat 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33" office:value-type="string" calcext:value-type="string">
            <text:p>$&gt; cat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ho"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lt;&lt;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cat &lt;&lt;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&lt;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&lt;&lt;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prout &lt;&lt; lol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rout &lt;&lt; lol &lt;&lt; cat &lt;&lt; koa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"hola"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"$hol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 ho$la$"$a"$$"b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lt;&lt;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&lt;&lt;&lt;&lt; bonjour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33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10T10:38:28.680817088</dc:date>
    <meta:editing-duration>PT2H28M29S</meta:editing-duration>
    <meta:editing-cycles>61</meta:editing-cycles>
    <meta:generator>LibreOffice/7.3.7.2$Linux_X86_64 LibreOffice_project/30$Build-2</meta:generator>
    <meta:document-statistic meta:table-count="1" meta:cell-count="2640" meta:object-count="0"/>
  </office:meta>
</office:document-meta>
</file>